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 fo:break-before="auto" fo:break-after="auto" style:writing-mode="lr-tb"/>
    </style:style>
    <style:style style:name="P2" style:family="paragraph" style:parent-style-name="Standard" style:master-page-name="Standard">
      <style:paragraph-properties fo:line-height="100%" fo:text-align="justify" style:justify-single-word="false" style:page-number="auto" fo:break-before="auto" fo:break-after="auto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lconek</text:p>
      <text:p text:style-name="P1">Odcinek moim zdaniem średni. Zaczyna się jak każdy odcinek ze zreformowanym Discordem, czyli nasz Bóg Chaosu zachowuje się jak buc, a potem ma żal, że nikt się nie chce z nim zadawać. Tylko tym razem nie robi tego na herbatce u Fluttershy a dla odmiany na męskim wieczorku ze Spike’iem i Big Macintoshem. Jak dla mnie ten odcinek ratują trzy rzeczy: „Oubliettes and Ogres” (gra z komiksu wreszcie wystąpiła w serialu), kot z grzywy Celestii i Big Mac, który jest rycerzem i robi coś więcej niż mówienie „Eeyup”. Przebieranki tego ogiera niezmiennie mnie bawią. Krótko mówiąc, jak na odcinek z Discordem, nawet nieźle.</text:p>
      <text:p text:style-name="P1"/>
      <text:p text:style-name="P1">Cahan</text:p>
      <text:p text:style-name="P1">Czy każdy odcinek ze zreformowanym Discordem musi opierać się na tym, że ten wkurza innych i jęczy, że nikt go nie lubi? Większość czasu spędziłam na oglądaniu boga chaosu, który marudzi, bo jego przymusowi kumple bawią się w sposób, który on uważa za nudny. Mógł sobie iść do domu i dać im spokój, ale zamiast tego postanowił męczyć siebie i innych. Na plus Spikeaf Szary i Dovahmac. Szkoda, że nie pokazano księżniczki Rarity, najlepiej idącej w ślinę ze smokiem na oczach prawdziwej Rarci. Ogółem jak dla mnie za mało Lochów i Smoków, a za dużo przynudzania.</text:p>
      <text:p text:style-name="P1"/>
      <text:p text:style-name="P1">Dolar84</text:p>
      <text:p text:style-name="P1">Na początek tradycyjnie – jest odcinek z Discordem, co oznacza, że pojawia się głos Johna De Lancie. Z mojego punktu widzenia możliwa ocena jest więc tylko jedna – 10/10. Skoro formalnościom stało się zadość, to przejdźmy do samej treści. Discord, Big Mac i Spike grający w kucykowe RPG? Zabawny pomysł, szczególnie iż można się było domyślić, że sprawy przybiorą nieco… żywszy obrót niż się to ogierowi i smokowi wydawało. <office:annotation><dc:date>0000-00-00T00:00:00</dc:date><text:p text:style-name="P3"><text:span text:style-name="T1">No co, brakowało mu XP do levela.</text:span></text:p></office:annotation>Trzeba przyznać, iż Big Mac w roli rycerza ścinającego wszystko i wszystkich jest genialny. Pozostali zresztą też dają radę, ale w sumie najbardziej ujęła mnie sama scena końcowa – niby taki szczegół, ale wywołuje uśmiech na twarzy. W sumie, gdyby nie to, że ocena została ustalona na początku, to oceniłbym go na średnio-dobry, no ale trzeba ugiąć się przed nieuniknionym. Więcej Discorda!</text:p>
      <text:p text:style-name="P1"/>
      <text:p text:style-name="P1">Macter4</text:p>
      <text:p text:style-name="P1">Stare, dobre „papierowe” RPG pojawiło się w serialu, czyli odcinek zgarnął plusa jeszcze zanim zacząłem go oglądać. Choć dla równowagi leci minus za zachowanie Discorda. O ile pierwsze odcinki z nim po reformie były ok, tak teraz jego postawa i brak zrozumienia powtarzanych błędów zaczyna męczyć. Dobrze, że odcinek nie był skupiony na jego postaci, ale równo rozdzielony pomiędzy niego, Spike’a i Big Maca. W szczególności ta ostatnia postać potrafiła skraść uwagę. O ile wszyscy wiemy, że smok żyje dość mocno w swoje wyobraźni, tak przedstawiciel rodu Apple dopiero zaczyna się prezentować od tej strony. Osobiście chciałbym troszkę więcej odcinków z nim, gdzie nie jest tematycznie powiązany bezpośrednio ze swoją rodziną i farmą. Mimo że lubi swoje życie, to prawdziwy potencjał odpala się właśnie w odcinkach jak np. „Do Princesses Dream of Magic Sheep” lub „Filli Vanilli”, gdzie poznajemy jego zainteresowania, pasje oraz to, co robi w czasie wolnym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title/>
    <meta:initial-creator/>
    <meta:editing-cycles>2</meta:editing-cycles>
    <dc:date>2016-09-19T00:09:38.907000000</dc:date>
    <meta:editing-duration>PT3H30M49S</meta:editing-duration>
    <meta:document-statistic meta:table-count="0" meta:image-count="0" meta:object-count="0" meta:page-count="1" meta:paragraph-count="8" meta:word-count="480" meta:character-count="2980" meta:non-whitespace-character-count="2503"/>
  </office:meta>
</office:document-meta>
</file>